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AfterDefinition.AddAfter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wAction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RowDefinition.DeleteRow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teRowDefinition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AfterDefinition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veUpDefinition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veUpDefinition.MoveUp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veDownDefinition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veDownDefinition.MoveDow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